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99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 for the CRUD application:</text:p>
      <text:p text:style-name="P1"/>
      <text:p text:style-name="Standard"><text:span text:style-name="T1">1.</text:span>Implement Spring Security with two roles: 'Admin' and 'Employee'.</text:p>
      <text:p text:style-name="Standard"><text:span text:style-name="T1">2.</text:span>Ensure that no Employee can access Admin functionalities.</text:p>
      <text:p text:style-name="Standard"><text:span text:style-name="T1">3.</text:span>Ensure all values are dynamic.</text:p>
      <text:p text:style-name="Standard"><text:span text:style-name="T1">4.</text:span>Employees cannot update their own passwords.</text:p>
      <text:p text:style-name="Standard"><text:span text:style-name="T1">5.</text:span>Employees cannot delete themselves.</text:p>
      <text:p text:style-name="Standard"><text:span text:style-name="T1">6.</text:span>Admins should have access to all data of both Admins and Employees, but Employees should only have access to their own data.</text:p>
      <text:p text:style-name="Standard"><text:span text:style-name="T1">7.</text:span>Define separate entities for Admin and Employee.</text:p>
      <text:p text:style-name="Standard"/>
      <text:p text:style-name="P1">Entity Attributes:</text:p>
      <text:p text:style-name="Standard"/>
      <text:p text:style-name="P1">Admin:</text:p>
      <text:p text:style-name="P1"/>
      <text:p text:style-name="Standard">Name</text:p>
      <text:p text:style-name="Standard">Role</text:p>
      <text:p text:style-name="Standard">Password</text:p>
      <text:p text:style-name="Standard">Email</text:p>
      <text:p text:style-name="Standard">Phone Number</text:p>
      <text:p text:style-name="Standard">Address (City, State, Country)</text:p>
      <text:p text:style-name="Standard"/>
      <text:p text:style-name="P1">Employee:</text:p>
      <text:p text:style-name="P1"/>
      <text:p text:style-name="Standard">Name</text:p>
      <text:p text:style-name="Standard">Role</text:p>
      <text:p text:style-name="Standard">Email</text:p>
      <text:p text:style-name="Standard">Password</text:p>
      <text:p text:style-name="Standard">Phone Number</text:p>
      <text:p text:style-name="Standard">Address (City, State, Country)</text:p>
      <text:p text:style-name="Standard">Education</text:p>
      <text:p text:style-name="Standard">Company</text:p>
      <text:p text:style-name="Standard">Photo</text:p>
      <text:p text:style-name="Standard">Self-bio</text:p>
      <text:p text:style-name="Standard"/>
      <text:p text:style-name="P1">Login Functionality:</text:p>
      <text:p text:style-name="Standard"/>
      <text:p text:style-name="Standard"><text:span text:style-name="T1">1. </text:span>When an Employee logs in, they should be able to display their information on the frontend.</text:p>
      <text:p text:style-name="Standard"/>
      <text:p text:style-name="Standard"><text:span text:style-name="T1">2. </text:span>When an Admin logs in, they should have access to their information as well as a list of all employe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9:20:21.991000000</meta:creation-date>
    <dc:date>2024-02-08T19:22:25.959000000</dc:date>
    <meta:editing-duration>PT2M4S</meta:editing-duration>
    <meta:editing-cycles>1</meta:editing-cycles>
    <meta:document-statistic meta:table-count="0" meta:image-count="0" meta:object-count="0" meta:page-count="1" meta:paragraph-count="30" meta:word-count="134" meta:character-count="863" meta:non-whitespace-character-count="759"/>
    <meta:generator>LibreOffice/7.4.7.2$Windows_X86_64 LibreOffice_project/723314e595e8007d3cf785c16538505a1c878ca5</meta:generator>
  </office:meta>
</office:document-meta>
</file>